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25.26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-color="#ffffff" draw:ole-draw-aspect="1"/>
    </style:style>
    <style:style style:name="P1" style:family="paragraph">
      <loext:graphic-properties draw:fill-color="#ffffff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draw:text-style-name="P1" svg:width="453.23pt" svg:height="255.17pt" svg:x="926.7pt" svg:y="64.15pt">
            <loext:p draw:notify-on-update-of-ranges="Sheet1.H2:Sheet1.H10 Sheet1.H1:Sheet1.H1 Sheet1.I2:Sheet1.I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draw:text-style-name="P1" svg:width="453.23pt" svg:height="255.17pt" svg:x="923.75pt" svg:y="340.38pt">
            <loext:p draw:notify-on-update-of-ranges="Sheet1.H12:Sheet1.H19 Sheet1.H1:Sheet1.H1 Sheet1.I12:Sheet1.I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draw:text-style-name="P1" svg:width="453.23pt" svg:height="255.17pt" svg:x="1403.72pt" svg:y="64.83pt">
            <loext:p draw:notify-on-update-of-ranges="Sheet1.E2:Sheet1.E5 Sheet1.H1:Sheet1.H1 Sheet1.I2:Sheet1.I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4" draw:style-name="gr1" draw:text-style-name="P1" svg:width="453.23pt" svg:height="255.17pt" svg:x="1911.49pt" svg:y="68.77pt">
            <loext:p draw:notify-on-update-of-ranges="Sheet1.E6:Sheet1.E10 Sheet1.H1:Sheet1.H1 Sheet1.I6:Sheet1.I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5" draw:style-name="gr1" draw:text-style-name="P1" svg:width="453.23pt" svg:height="255.17pt" svg:x="1909.84pt" svg:y="341.77pt">
            <loext:p draw:notify-on-update-of-ranges="Sheet1.E12:Sheet1.E15 Sheet1.H1:Sheet1.H1 Sheet1.I12:Sheet1.I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Chart 6" draw:style-name="gr1" draw:text-style-name="P1" svg:width="453.23pt" svg:height="255.17pt" svg:x="1402.98pt" svg:y="344.89pt">
            <loext:p draw:notify-on-update-of-ranges="Sheet1.E16:Sheet1.E19 Sheet1.H1:Sheet1.H1 Sheet1.I16:Sheet1.I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Chart 6" draw:style-name="gr1" draw:text-style-name="P1" svg:width="453.23pt" svg:height="255.17pt" svg:x="173.62pt" svg:y="504.91pt">
            <loext:p draw:notify-on-update-of-ranges="Sheet1.E22:Sheet1.E25 Sheet1.H1:Sheet1.H1 Sheet1.I22:Sheet1.I2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name="Chart 6" draw:style-name="gr1" draw:text-style-name="P1" svg:width="453.23pt" svg:height="255.17pt" svg:x="178.24pt" svg:y="778.73pt">
            <loext:p draw:notify-on-update-of-ranges="Sheet1.E28:Sheet1.E31 Sheet1.H1:Sheet1.H1 Sheet1.I28:Sheet1.I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 (ft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hortest(PWM)/gap(NRZI)</text:p>
          </table:table-cell>
          <table:table-cell office:value-type="string" calcext:value-type="string">
            <text:p>bits/ms</text:p>
          </table:table-cell>
          <table:table-cell office:value-type="string" calcext:value-type="string">
            <text:p>OK Bytes</text:p>
          </table:table-cell>
          <table:table-cell office:value-type="string" calcext:value-type="string">
            <text:p>Error Bytes</text:p>
          </table:table-cell>
          <table:table-cell office:value-type="string" calcext:value-type="string">
            <text:p>Ft-Bits / (ms)</text:p>
          </table:table-cell>
          <table:table-cell office:value-type="string" calcext:value-type="string">
            <text:p>~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2]+1.5*20)"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E2]*[.B2]" office:value-type="float" office:value="0.12" calcext:value-type="float">
            <text:p>0.12</text:p>
          </table:table-cell>
          <table:table-cell table:formula="of:=[.G2]/([.F2]+[.G2])" office:value-type="float" office:value="0.032258064516129" calcext:value-type="float">
            <text:p>0.03225806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3]+1.5*20)" office:value-type="float" office:value="0.05" calcext:value-type="float">
            <text:p>0.0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formula="of:=[.E3]*[.B3]" office:value-type="float" office:value="0.15" calcext:value-type="float">
            <text:p>0.15</text:p>
          </table:table-cell>
          <table:table-cell table:formula="of:=[.G3]/([.F3]+[.G3])" office:value-type="float" office:value="0.122641509433962" calcext:value-type="float">
            <text:p>0.12264150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4]+1.5*20)" office:value-type="float" office:value="0.0645161290322581" calcext:value-type="float">
            <text:p>0.06451612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[.E4]*[.B4]" office:value-type="float" office:value="0.193548387096774" calcext:value-type="float">
            <text:p>0.1935483871</text:p>
          </table:table-cell>
          <table:table-cell table:formula="of:=[.G4]/([.F4]+[.G4])" office:value-type="float" office:value="0.958762886597938" calcext:value-type="float">
            <text:p>0.95876288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5]+1.5*20)" office:value-type="float" office:value="0.0571428571428571" calcext:value-type="float">
            <text:p>0.057142857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E5]*[.B5]" office:value-type="float" office:value="0.171428571428571" calcext:value-type="float">
            <text:p>0.1714285714</text:p>
          </table:table-cell>
          <table:table-cell table:formula="of:=[.G5]/([.F5]+[.G5])" office:value-type="float" office:value="0.561538461538462" calcext:value-type="float">
            <text:p>0.56153846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0" calcext:value-type="float">
            <text:p>50</text:p>
          </table:table-cell>
          <table:table-cell table:formula="of:=2/([.D6]+1.5*20)" office:value-type="float" office:value="0.025" calcext:value-type="float">
            <text:p>0.02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formula="of:=[.E6]*[.B6]" office:value-type="float" office:value="0.1" calcext:value-type="float">
            <text:p>0.1</text:p>
          </table:table-cell>
          <table:table-cell table:formula="of:=[.G6]/([.F6]+[.G6])" office:value-type="float" office:value="0.164556962025316" calcext:value-type="float">
            <text:p>0.164556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7]+1.5*20)" office:value-type="float" office:value="0.04" calcext:value-type="float">
            <text:p>0.0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formula="of:=[.E7]*[.B7]" office:value-type="float" office:value="0.16" calcext:value-type="float">
            <text:p>0.16</text:p>
          </table:table-cell>
          <table:table-cell table:formula="of:=[.G7]/([.F7]+[.G7])" office:value-type="float" office:value="0.1375" calcext:value-type="float">
            <text:p>0.1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8]+1.5*20)"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[.E8]*[.B8]" office:value-type="float" office:value="0.2" calcext:value-type="float">
            <text:p>0.2</text:p>
          </table:table-cell>
          <table:table-cell table:formula="of:=[.G8]/([.F8]+[.G8])" office:value-type="float" office:value="0.11" calcext:value-type="float">
            <text:p>0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9]+1.5*20)" office:value-type="float" office:value="0.0645161290322581" calcext:value-type="float">
            <text:p>0.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*[.B9]" office:value-type="float" office:value="0.258064516129032" calcext:value-type="float">
            <text:p>0.2580645161</text:p>
          </table:table-cell>
          <table:table-cell table:formula="of:=[.G9]/([.F9]+[.G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10]+1.5*20)" office:value-type="float" office:value="0.0571428571428571" calcext:value-type="float">
            <text:p>0.057142857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[.E10]*[.B10]" office:value-type="float" office:value="0.228571428571429" calcext:value-type="float">
            <text:p>0.2285714286</text:p>
          </table:table-cell>
          <table:table-cell table:formula="of:=[.G10]/([.F10]+[.G10])" office:value-type="float" office:value="0.531578947368421" calcext:value-type="float">
            <text:p>0.53157894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2]" office:value-type="float" office:value="0.08" calcext:value-type="float">
            <text:p>0.0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[.E12]*[.B12]" office:value-type="float" office:value="0.24" calcext:value-type="float">
            <text:p>0.24</text:p>
          </table:table-cell>
          <table:table-cell table:formula="of:=[.G12]/([.F12]+[.G12])" office:value-type="float" office:value="0.341666666666667" calcext:value-type="float">
            <text:p>0.3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3]"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formula="of:=[.E13]*[.B13]" office:value-type="float" office:value="0.12" calcext:value-type="float">
            <text:p>0.12</text:p>
          </table:table-cell>
          <table:table-cell table:formula="of:=[.G13]/([.F13]+[.G13])"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4]" office:value-type="float" office:value="0.016" calcext:value-type="float">
            <text:p>0.01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4]*[.B14]" office:value-type="float" office:value="0.048" calcext:value-type="float">
            <text:p>0.048</text:p>
          </table:table-cell>
          <table:table-cell table:formula="of:=[.G14]/([.F14]+[.G14])" office:value-type="float" office:value="0.0833333333333333" calcext:value-type="float">
            <text:p>0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5]" office:value-type="float" office:value="0.008" calcext:value-type="float">
            <text:p>0.00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5]*[.B15]" office:value-type="float" office:value="0.024" calcext:value-type="float">
            <text:p>0.024</text:p>
          </table:table-cell>
          <table:table-cell table:formula="of:=[.G15]/([.F15]+[.G15])" office:value-type="float" office:value="0.0833333333333333" calcext:value-type="float">
            <text:p>0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6]" office:value-type="float" office:value="0.008" calcext:value-type="float">
            <text:p>0.0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16]*[.B16]" office:value-type="float" office:value="0.032" calcext:value-type="float">
            <text:p>0.032</text:p>
          </table:table-cell>
          <table:table-cell table:formula="of:=[.G16]/([.F16]+[.G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7]" office:value-type="float" office:value="0.016" calcext:value-type="float">
            <text:p>0.01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[.E17]*[.B17]" office:value-type="float" office:value="0.064" calcext:value-type="float">
            <text:p>0.064</text:p>
          </table:table-cell>
          <table:table-cell table:formula="of:=[.G17]/([.F17]+[.G17])" office:value-type="float" office:value="0.08" calcext:value-type="float">
            <text:p>0.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8]"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formula="of:=[.E18]*[.B18]" office:value-type="float" office:value="0.16" calcext:value-type="float">
            <text:p>0.16</text:p>
          </table:table-cell>
          <table:table-cell table:formula="of:=[.G18]/([.F18]+[.G18])" office:value-type="float" office:value="0.0818181818181818" calcext:value-type="float">
            <text:p>0.08181818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9]"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[.E19]*[.B19]" office:value-type="float" office:value="0.32" calcext:value-type="float">
            <text:p>0.32</text:p>
          </table:table-cell>
          <table:table-cell table:formula="of:=[.G19]/([.F19]+[.G19])" office:value-type="float" office:value="0.409090909090909" calcext:value-type="float">
            <text:p>0.409090909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 (in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hortest(PWM)/gap(NRZI)</text:p>
          </table:table-cell>
          <table:table-cell office:value-type="string" calcext:value-type="string">
            <text:p>bits/ms</text:p>
          </table:table-cell>
          <table:table-cell office:value-type="string" calcext:value-type="string">
            <text:p>OK Bytes</text:p>
          </table:table-cell>
          <table:table-cell office:value-type="string" calcext:value-type="string">
            <text:p>Error Bytes</text:p>
          </table:table-cell>
          <table:table-cell office:value-type="string" calcext:value-type="string">
            <text:p>In-Bits / (ms)</text:p>
          </table:table-cell>
          <table:table-cell office:value-type="string" calcext:value-type="string">
            <text:p>~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0" calcext:value-type="float">
            <text:p>100</text:p>
          </table:table-cell>
          <table:table-cell table:formula="of:=2/([.D22]+1.5*20)" office:value-type="float" office:value="0.0153846153846154" calcext:value-type="float">
            <text:p>0.015384615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formula="of:=[.E22]*[.B22]" office:value-type="float" office:value="0.0615384615384615" calcext:value-type="float">
            <text:p>0.0615384615</text:p>
          </table:table-cell>
          <table:table-cell table:formula="of:=[.G22]/([.F22]+[.G22])" office:value-type="float" office:value="0.195652173913043" calcext:value-type="float">
            <text:p>0.19565217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0" calcext:value-type="float">
            <text:p>50</text:p>
          </table:table-cell>
          <table:table-cell table:formula="of:=2/([.D23]+1.5*20)" office:value-type="float" office:value="0.025" calcext:value-type="float">
            <text:p>0.02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formula="of:=[.E23]*[.B23]" office:value-type="float" office:value="0.1" calcext:value-type="float">
            <text:p>0.1</text:p>
          </table:table-cell>
          <table:table-cell table:formula="of:=[.G23]/([.F23]+[.G23])" office:value-type="float" office:value="0.235955056179775" calcext:value-type="float">
            <text:p>0.23595505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24]+1.5*20)" office:value-type="float" office:value="0.04" calcext:value-type="float">
            <text:p>0.0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E24]*[.B24]" office:value-type="float" office:value="0.16" calcext:value-type="float">
            <text:p>0.16</text:p>
          </table:table-cell>
          <table:table-cell table:formula="of:=[.G24]/([.F24]+[.G24])" office:value-type="float" office:value="0.451612903225806" calcext:value-type="float">
            <text:p>0.45161290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25]+1.5*20)" office:value-type="float" office:value="0.05" calcext:value-type="float">
            <text:p>0.0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formula="of:=[.E25]*[.B25]" office:value-type="float" office:value="0.2" calcext:value-type="float">
            <text:p>0.2</text:p>
          </table:table-cell>
          <table:table-cell table:formula="of:=[.G25]/([.F25]+[.G25])" office:value-type="float" office:value="0.621621621621622" calcext:value-type="float">
            <text:p>0.621621621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200" calcext:value-type="float">
            <text:p>200</text:p>
          </table:table-cell>
          <table:table-cell table:formula="of:=(4/5)/[.D28]" office:value-type="float" office:value="0.004" calcext:value-type="float">
            <text:p>0.00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[.E28]*[.B28]" office:value-type="float" office:value="0.016" calcext:value-type="float">
            <text:p>0.016</text:p>
          </table:table-cell>
          <table:table-cell table:formula="of:=[.G28]/([.F28]+[.G28])" office:value-type="float" office:value="0.106382978723404" calcext:value-type="float">
            <text:p>0.10638297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50" calcext:value-type="float">
            <text:p>150</text:p>
          </table:table-cell>
          <table:table-cell table:formula="of:=(4/5)/[.D29]" office:value-type="float" office:value="0.00533333333333333" calcext:value-type="float">
            <text:p>0.0053333333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E29]*[.B29]" office:value-type="float" office:value="0.0213333333333333" calcext:value-type="float">
            <text:p>0.0213333333</text:p>
          </table:table-cell>
          <table:table-cell table:formula="of:=[.G29]/([.F29]+[.G29])" office:value-type="float" office:value="0.35" calcext:value-type="float">
            <text:p>0.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30]" office:value-type="float" office:value="0.008" calcext:value-type="float">
            <text:p>0.008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formula="of:=[.E30]*[.B30]" office:value-type="float" office:value="0.032" calcext:value-type="float">
            <text:p>0.032</text:p>
          </table:table-cell>
          <table:table-cell table:formula="of:=[.G30]/([.F30]+[.G30])" office:value-type="float" office:value="0.189189189189189" calcext:value-type="float">
            <text:p>0.18918918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31]" office:value-type="float" office:value="0.016" calcext:value-type="float">
            <text:p>0.016</text:p>
          </table:table-cell>
          <table:table-cell table:number-columns-repeated="2"/>
          <table:table-cell table:formula="of:=[.E31]*[.B31]"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2:Sheet1.I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0:51:46.557573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7-12-09T17:58:42Z</meta:creation-date>
    <dc:date>2017-12-11T10:58:17.304530165</dc:date>
    <meta:editing-cycles>51</meta:editing-cycles>
    <meta:editing-duration>PT1H14M15S</meta:editing-duration>
    <meta:document-statistic meta:table-count="1" meta:cell-count="24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3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4.998cm" svg:y="0.316cm" chart:style-name="ch2">
          <text:p>BER by Distance*Bitrate - PWM</text:p>
        </chart:title>
        <chart:plot-area chart:style-name="ch3" table:cell-range-address="Sheet1.H1:Sheet1.H10 Sheet1.I2:Sheet1.I10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719cm" svg:y="8.061cm" chart:style-name="ch5">
              <text:p>ft*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2:Sheet1.I10" chart:label-cell-address="Sheet1.H1:Sheet1.H1" chart:class="chart:scatter">
            <chart:domain table:cell-range-address="Sheet1.H2:Sheet1.H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Sheet1.H2:Sheet1.H10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561538461538462">
                <text:p>0.56153846153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5.095cm" svg:y="0.316cm" chart:style-name="ch2">
          <text:p>BER by Distance*Bitrate - NRZI</text:p>
        </chart:title>
        <chart:plot-area chart:style-name="ch3" table:cell-range-address="Sheet1.H12:Sheet1.I19 Sheet1.H1:Sheet1.H1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719cm" svg:y="8.061cm" chart:style-name="ch5">
              <text:p>ft*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12:Sheet1.I19" chart:label-cell-address="Sheet1.H1:Sheet1.H1" chart:class="chart:scatter">
            <chart:domain table:cell-range-address="Sheet1.H12:Sheet1.H1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H12:Sheet1.H19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">
                <text:p>0.04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">
                <text:p>0.02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9cm" svg:height="9.002cm" xlink:href=".." xlink:type="simple" chart:class="chart:scatter" chart:style-name="ch1">
        <chart:title svg:x="5.343cm" svg:y="0.316cm" chart:style-name="ch2">
          <text:p>BER by Bitrate - PWM at 4ft</text:p>
        </chart:title>
        <chart:plot-area chart:style-name="ch3" table:cell-range-address="Sheet1.E2:Sheet1.E5 Sheet1.H1:Sheet1.H1 Sheet1.I2:Sheet1.I5" chart:data-source-has-labels="row" svg:x="1.291cm" svg:y="1.241cm" svg:width="14.379cm" svg:height="6.639cm">
          <chartooo:coordinate-region svg:x="2.011cm" svg:y="1.421cm" svg:width="13.326cm" svg:height="5.85cm"/>
          <chart:axis chart:dimension="x" chart:name="primary-x" chart:style-name="ch4">
            <chart:title svg:x="7.898cm" svg:y="8.061cm" chart:style-name="ch5">
              <text:p>bits/ms</text:p>
            </chart:title>
          </chart:axis>
          <chart:axis chart:dimension="y" chart:name="primary-y" chart:style-name="ch6">
            <chart:title svg:x="0.451cm" svg:y="4.893cm" chart:style-name="ch7">
              <text:p>BER</text:p>
            </chart:title>
            <chart:grid chart:style-name="ch8" chart:class="major"/>
          </chart:axis>
          <chart:series chart:style-name="ch9" chart:values-cell-range-address="Sheet1.I2:Sheet1.I5" chart:label-cell-address="Sheet1.H1:Sheet1.H1" chart:class="chart:scatter">
            <chart:domain table:cell-range-address="Sheet1.E2:Sheet1.E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E2:Sheet1.E5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61538461538462">
                <text:p>0.561538461538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44cm" svg:y="0.316cm" chart:style-name="ch2">
          <text:p>BER by Bitrate - PWM at 3ft</text:p>
        </chart:title>
        <chart:plot-area chart:style-name="ch3" table:cell-range-address="Sheet1.E6:Sheet1.E10 Sheet1.H1:Sheet1.H1 Sheet1.I6:Sheet1.I10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6:Sheet1.I10" chart:label-cell-address="Sheet1.H1:Sheet1.H1" chart:class="chart:scatter">
            <chart:domain table:cell-range-address="Sheet1.E6:Sheet1.E1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E6:Sheet1.E10</svg:desc>
                </draw:g>
              </table:table-cell>
              <table:table-cell office:value-type="float" office:value="0.164556962025316">
                <text:p>0.164556962025316</text:p>
                <draw:g>
                  <svg:desc>Sheet1.I6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441cm" svg:y="0.316cm" chart:style-name="ch2">
          <text:p>BER by Bitrate - NRZI at 3ft</text:p>
        </chart:title>
        <chart:plot-area chart:style-name="ch3" table:cell-range-address="Sheet1.E12:Sheet1.E15 Sheet1.H1:Sheet1.H1 Sheet1.I12:Sheet1.I15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12:Sheet1.I15" chart:label-cell-address="Sheet1.H1:Sheet1.H1" chart:class="chart:scatter">
            <chart:domain table:cell-range-address="Sheet1.E12:Sheet1.E1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1.E12:Sheet1.E15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">
                <text:p>0.01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441cm" svg:y="0.316cm" chart:style-name="ch2">
          <text:p>BER by Bitrate - NRZI at 4ft</text:p>
        </chart:title>
        <chart:plot-area chart:style-name="ch3" table:cell-range-address="Sheet1.E16:Sheet1.E19 Sheet1.H1:Sheet1.H1 Sheet1.I16:Sheet1.I19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16:Sheet1.I19" chart:label-cell-address="Sheet1.H1:Sheet1.H1" chart:class="chart:scatter">
            <chart:domain table:cell-range-address="Sheet1.E16:Sheet1.E1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">
                <text:p>0.008</text:p>
                <draw:g>
                  <svg:desc>Sheet1.E16:Sheet1.E19</svg:desc>
                </draw:g>
              </table:table-cell>
              <table:table-cell office:value-type="float" office:value="0">
                <text:p>0</text:p>
                <draw:g>
                  <svg:desc>Sheet1.I16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03cm" svg:y="0.316cm" chart:style-name="ch2">
          <text:p>BER by Bitrate - PWM at 4in</text:p>
        </chart:title>
        <chart:plot-area chart:style-name="ch3" table:cell-range-address="Sheet1.E22:Sheet1.E25 Sheet1.H1:Sheet1.H1 Sheet1.I22:Sheet1.I25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22:Sheet1.I25" chart:label-cell-address="Sheet1.H1:Sheet1.H1" chart:class="chart:scatter">
            <chart:domain table:cell-range-address="Sheet1.E22:Sheet1.E2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3846153846154">
                <text:p>0.0153846153846154</text:p>
                <draw:g>
                  <svg:desc>Sheet1.E22:Sheet1.E25</svg:desc>
                </draw:g>
              </table:table-cell>
              <table:table-cell office:value-type="float" office:value="0.195652173913043">
                <text:p>0.195652173913043</text:p>
                <draw:g>
                  <svg:desc>Sheet1.I22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235955056179775">
                <text:p>0.235955056179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621621621621622">
                <text:p>0.6216216216216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99cm" svg:y="0.316cm" chart:style-name="ch2">
          <text:p>BER by Bitrate - NRZI at 4in</text:p>
        </chart:title>
        <chart:plot-area chart:style-name="ch3" table:cell-range-address="Sheet1.E28:Sheet1.E31 Sheet1.H1:Sheet1.H1 Sheet1.I28:Sheet1.I31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28:Sheet1.I31" chart:label-cell-address="Sheet1.H1:Sheet1.H1" chart:class="chart:scatter">
            <chart:domain table:cell-range-address="Sheet1.E28:Sheet1.E3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Sheet1.E28:Sheet1.E31</svg:desc>
                </draw:g>
              </table:table-cell>
              <table:table-cell office:value-type="float" office:value="0.106382978723404">
                <text:p>0.106382978723404</text:p>
                <draw:g>
                  <svg:desc>Sheet1.I28:Sheet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33333333333333">
                <text:p>0.0053333333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">
                <text:p>0.0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